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ff1f4" loext:opacity="100%" style:font-name="Inter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5pt" fo:letter-spacing="normal" fo:font-style="normal" fo:font-weight="normal" style:font-size-asian="15pt" style:font-size-complex="15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1e9a1" officeooo:paragraph-rsid="0011e9a1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2170f" officeooo:paragraph-rsid="0012170f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45c88" officeooo:paragraph-rsid="00145c88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62c4d" officeooo:paragraph-rsid="00162c4d" style:font-size-asian="10.5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7eb54" officeooo:paragraph-rsid="0017eb54" style:font-size-asian="10.5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a975c" officeooo:paragraph-rsid="001a975c" style:font-size-asian="10.5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cfa56" officeooo:paragraph-rsid="001cfa56" style:font-size-asian="10.5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cfa56" officeooo:paragraph-rsid="00200ac0" style:font-size-asian="10.5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dc326" officeooo:paragraph-rsid="00200ac0" style:font-size-asian="10.5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2042b" officeooo:paragraph-rsid="0022042b" style:font-size-asian="10.5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90a97" officeooo:paragraph-rsid="00290a97" style:font-size-asian="10.5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000000" loext:opacity="100%" style:font-name="Inter" fo:font-size="12pt" fo:letter-spacing="normal" fo:font-style="normal" fo:font-weight="normal" officeooo:rsid="00290a97" officeooo:paragraph-rsid="00290a97" style:font-size-asian="10.5pt" style:font-size-complex="12pt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Inter" fo:font-size="15pt" fo:letter-spacing="normal" fo:font-style="normal" fo:font-weight="normal" officeooo:rsid="00279d03" officeooo:paragraph-rsid="00279d03" style:font-size-asian="15pt" style:font-size-complex="15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90a97" officeooo:paragraph-rsid="00290a97" style:font-size-asian="10.5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90a97" officeooo:paragraph-rsid="002f82d0" style:font-size-asian="10.5pt" style:font-size-complex="12pt"/>
    </style:style>
    <style:style style:name="T1" style:family="text">
      <style:text-properties officeooo:rsid="001018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80" loext:opacity="100%"/>
    </style:style>
    <style:style style:name="T4" style:family="text">
      <style:text-properties fo:color="#800080" loext:opacity="100%" fo:font-weight="bold" style:font-weight-asian="bold" style:font-weight-complex="bold"/>
    </style:style>
    <style:style style:name="T5" style:family="text">
      <style:text-properties fo:color="#800080" loext:opacity="100%" fo:font-weight="bold" officeooo:rsid="001dc326" style:font-weight-asian="bold" style:font-weight-complex="bold"/>
    </style:style>
    <style:style style:name="T6" style:family="text">
      <style:text-properties fo:color="#800080" loext:opacity="100%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800080" loext:opacity="100%" fo:font-size="30pt" fo:font-weight="bold" officeooo:rsid="002d108f" style:font-size-asian="30pt" style:font-weight-asian="bold" style:font-size-complex="30pt" style:font-weight-complex="bold"/>
    </style:style>
    <style:style style:name="T8" style:family="text">
      <style:text-properties fo:color="#800080" loext:opacity="100%" fo:font-size="30pt" fo:font-weight="bold" officeooo:rsid="00279d03" style:font-size-asian="30pt" style:font-weight-asian="bold" style:font-size-complex="30pt" style:font-weight-complex="bold"/>
    </style:style>
    <style:style style:name="T9" style:family="text">
      <style:text-properties fo:color="#800080" loext:opacity="100%" officeooo:rsid="002bbd3c"/>
    </style:style>
    <style:style style:name="T10" style:family="text">
      <style:text-properties officeooo:rsid="00191444"/>
    </style:style>
    <style:style style:name="T11" style:family="text">
      <style:text-properties officeooo:rsid="001a87eb"/>
    </style:style>
    <style:style style:name="T12" style:family="text">
      <style:text-properties officeooo:rsid="001dc326"/>
    </style:style>
    <style:style style:name="T13" style:family="text">
      <style:text-properties officeooo:rsid="001f1447"/>
    </style:style>
    <style:style style:name="T14" style:family="text">
      <style:text-properties officeooo:rsid="00200ac0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2ed163" style:font-size-asian="15pt" style:font-size-complex="15pt"/>
    </style:style>
    <style:style style:name="T17" style:family="text">
      <style:text-properties fo:font-size="15pt" officeooo:rsid="002f6137" style:font-size-asian="15pt" style:font-size-complex="15pt"/>
    </style:style>
    <style:style style:name="T18" style:family="text">
      <style:text-properties fo:font-size="15pt" officeooo:rsid="00279d03" style:font-size-asian="15pt" style:font-size-complex="15pt"/>
    </style:style>
    <style:style style:name="T19" style:family="text">
      <style:text-properties officeooo:rsid="002ed163"/>
    </style:style>
    <style:style style:name="T20" style:family="text">
      <style:text-properties officeooo:rsid="002f82d0"/>
    </style:style>
    <style:style style:name="T21" style:family="text">
      <style:text-properties officeooo:rsid="002f9dce"/>
    </style:style>
    <style:style style:name="T22" style:family="text">
      <style:text-properties fo:font-size="20pt" officeooo:rsid="00279d03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 e Princípios S, O e D<text:tab/><text:tab/><text:tab/><text:tab/><text:tab/><text:span text:style-name="T1">14/02/2023</text:span></text:p>
      <text:p text:style-name="P1"/>
      <text:p text:style-name="P1"/>
      <text:p text:style-name="P3"><text:span text:style-name="T4">S – </text:span>single: Principio da responsabilidade única. Uma classe, método ou função deve ter apenas uma única responsabilidade;</text:p>
      <text:p text:style-name="P3"/>
      <text:p text:style-name="P4"><text:span text:style-name="T4">O –</text:span> open/closed: principio do aberto/fechado. Deve ser abertas para extensão e fechadas para modificação;</text:p>
      <text:p text:style-name="P4"/>
      <text:p text:style-name="P5"><text:span text:style-name="T4">L –</text:span> liskov: Principio da substituição de Liskov. Objetos em um programa devem ser substituíveis por instancias de seus subtipos, sem alterar a funcionalidade</text:p>
      <text:p text:style-name="P5"/>
      <text:p text:style-name="P6"><text:span text:style-name="T4">I –</text:span> interface: Principio da segregação da interface. Interfaces especificas são melhores do que uma única interface para todos os propósitos.</text:p>
      <text:p text:style-name="P6"/>
      <text:p text:style-name="P7"><text:span text:style-name="T4">D –</text:span> dependency: principio da inversão de dependência. Entidade de <text:span text:style-name="T10">alto</text:span> nível não deve depender de entidade de baixo nível. Ambos deve depender de abstração;</text:p>
      <text:p text:style-name="P7"/>
      <text:p text:style-name="P7">//_______________________ <text:span text:style-name="T11">VIDEO ______________________//</text:span></text:p>
      <text:p text:style-name="P8"/>
      <text:p text:style-name="P9">→ Paradigma orientado a objeto</text:p>
      <text:p text:style-name="P9"/>
      <text:p text:style-name="P10">→ <text:span text:style-name="T5">CLASSE</text:span><text:span text:style-name="T12">: atributos, métodos </text:span><text:span text:style-name="T14">} <text:s/></text:span><text:span text:style-name="T13">REPRESENTAR CONCEITO<text:line-break/></text:span></text:p>
      <text:p text:style-name="P11">→ <text:span text:style-name="T4">INTERFACE</text:span>: assinatura de métodos <text:span text:style-name="T14">} </text:span><text:span text:style-name="T13">CONTRATO</text:span><text:line-break/></text:p>
      <text:p text:style-name="P12">O SOLID AJUDA NA QUALIDADE DO SOFTWARE:<text:line-break/></text:p>
      <text:p text:style-name="P12"><text:span text:style-name="T2">alta</text:span> - coesão<text:line-break/><text:span text:style-name="T2">fácil</text:span> - manutenção<text:line-break/><text:span text:style-name="T2">baixo</text:span> – acoplamento</text:p>
      <text:p text:style-name="P12">_____________________________________________________________________________<text:tab/><text:tab/><text:tab/><text:span text:style-name="T8">S</text:span><text:span text:style-name="T22"><text:tab/></text:span><text:span text:style-name="T18">SINGLE RESPONSIBILITY PRINCIPLE</text:span></text:p>
      <text:p text:style-name="P15"/>
      <text:p text:style-name="P13">→ Um <text:span text:style-name="T3">módulo</text:span><text:span text:style-name="T9">(class/método)</text:span> deve ser responsável por um, e apenas um, ator.</text:p>
      <text:p text:style-name="P13"/>
      <text:p text:style-name="P13">________________________________________________________________________________<text:tab/><text:tab/><text:tab/><text:span text:style-name="T7">O</text:span><text:span text:style-name="T22"><text:tab/></text:span><text:span text:style-name="T16">OPEN/CLOSED – </text:span><text:span text:style-name="T17">PRINCIPLE</text:span></text:p>
      <text:p text:style-name="P17"/>
      <text:p text:style-name="P17">→ <text:span text:style-name="T21">Você é capaz de estender um comportamento de uma entidade sem modificar seus comportamentos já existentes</text:span></text:p>
      <text:p text:style-name="P17"><text:span text:style-name="T17">________________________________________________________________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5:12:24.904307540</meta:creation-date>
    <dc:date>2023-02-14T20:26:50.944966124</dc:date>
    <meta:editing-duration>PT44M44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182" meta:character-count="1469" meta:non-whitespace-character-count="1285"/>
  </office:meta>
</office:document-meta>
</file>